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Distribución por edad y sexo: en 54 casos confirmados no ha sido posible identificar la edad o el sexo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formula="of:=[.B3]+[.C3]" office:value-type="float" office:value="4" calcext:value-type="float">
            <text:p>4</text:p>
          </table:table-cell>
          <table:table-cell table:style-name="ce42" table:formula="of:=[.D3]/[.$D$12]" office:value-type="percentage" office:value="0.0035810205908684" calcext:value-type="percentage">
            <text:p>0,4%</text:p>
          </table:table-cell>
          <table:table-cell table:style-name="ce48" table:formula="of:=[.E3]" office:value-type="percentage" office:value="0.0035810205908684" calcext:value-type="percentage">
            <text:p>0 %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62" calcext:value-type="float">
            <text:p>62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formula="of:=[.B4]+[.C4]" office:value-type="float" office:value="115" calcext:value-type="float">
            <text:p>115</text:p>
          </table:table-cell>
          <table:table-cell table:style-name="ce42" table:formula="of:=[.D4]/[.$D$12]" office:value-type="percentage" office:value="0.102954341987466" calcext:value-type="percentage">
            <text:p>10,3%</text:p>
          </table:table-cell>
          <table:table-cell table:style-name="ce49" table:formula="of:=[.F3]+[.E4]" office:value-type="percentage" office:value="0.106535362578335" calcext:value-type="percentage">
            <text:p>11 %</text:p>
          </table:table-cell>
          <table:table-cell table:number-columns-repeated="4"/>
          <table:table-cell office:value-type="float" office:value="252" calcext:value-type="float">
            <text:p>252</text:p>
          </table:table-cell>
          <table:table-cell table:style-name="ce109" table:formula="of:=[.K4]/[.K8]" office:value-type="percentage" office:value="0.592941176470588" calcext:value-type="percentage">
            <text:p>59 %</text:p>
          </table:table-cell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83" calcext:value-type="float">
            <text:p>83</text:p>
          </table:table-cell>
          <table:table-cell table:style-name="ce30" office:value-type="float" office:value="61" calcext:value-type="float">
            <text:p>61</text:p>
          </table:table-cell>
          <table:table-cell table:style-name="ce35" table:formula="of:=[.B5]+[.C5]" office:value-type="float" office:value="144" calcext:value-type="float">
            <text:p>144</text:p>
          </table:table-cell>
          <table:table-cell table:style-name="ce42" table:formula="of:=[.D5]/[.$D$12]" office:value-type="percentage" office:value="0.128916741271262" calcext:value-type="percentage">
            <text:p>12,9%</text:p>
          </table:table-cell>
          <table:table-cell table:style-name="ce48" table:formula="of:=[.F4]+[.E5]" office:value-type="percentage" office:value="0.235452103849597" calcext:value-type="percentage">
            <text:p>24 %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66" calcext:value-type="float">
            <text:p>66</text:p>
          </table:table-cell>
          <table:table-cell table:style-name="ce30" office:value-type="float" office:value="67" calcext:value-type="float">
            <text:p>67</text:p>
          </table:table-cell>
          <table:table-cell table:style-name="ce35" table:formula="of:=[.B6]+[.C6]" office:value-type="float" office:value="133" calcext:value-type="float">
            <text:p>133</text:p>
          </table:table-cell>
          <table:table-cell table:style-name="ce42" table:formula="of:=[.D6]/[.$D$12]" office:value-type="percentage" office:value="0.119068934646374" calcext:value-type="percentage">
            <text:p>11,9%</text:p>
          </table:table-cell>
          <table:table-cell table:style-name="ce50" table:formula="of:=[.F5]+[.E6]" office:value-type="percentage" office:value="0.354521038495971" calcext:value-type="percentage">
            <text:p>35 %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88" calcext:value-type="float">
            <text:p>88</text:p>
          </table:table-cell>
          <table:table-cell table:style-name="ce30" office:value-type="float" office:value="90" calcext:value-type="float">
            <text:p>90</text:p>
          </table:table-cell>
          <table:table-cell table:style-name="ce35" table:formula="of:=[.B7]+[.C7]" office:value-type="float" office:value="178" calcext:value-type="float">
            <text:p>178</text:p>
          </table:table-cell>
          <table:table-cell table:style-name="ce42" table:formula="of:=[.D7]/[.$D$12]" office:value-type="percentage" office:value="0.159355416293644" calcext:value-type="percentage">
            <text:p>15,9%</text:p>
          </table:table-cell>
          <table:table-cell table:style-name="ce50" table:formula="of:=[.F6]+[.E7]" office:value-type="percentage" office:value="0.513876454789615" calcext:value-type="percentage">
            <text:p>51 %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101" calcext:value-type="float">
            <text:p>101</text:p>
          </table:table-cell>
          <table:table-cell table:style-name="ce30" office:value-type="float" office:value="96" calcext:value-type="float">
            <text:p>96</text:p>
          </table:table-cell>
          <table:table-cell table:style-name="ce35" table:formula="of:=[.B8]+[.C8]" office:value-type="float" office:value="197" calcext:value-type="float">
            <text:p>197</text:p>
          </table:table-cell>
          <table:table-cell table:style-name="ce42" table:formula="of:=[.D8]/[.$D$12]" office:value-type="percentage" office:value="0.176365264100269" calcext:value-type="percentage">
            <text:p>17,6%</text:p>
          </table:table-cell>
          <table:table-cell table:style-name="ce48" table:formula="of:=[.F7]+[.E8]" office:value-type="percentage" office:value="0.690241718889884" calcext:value-type="percentage">
            <text:p>69 %</text:p>
          </table:table-cell>
          <table:table-cell table:number-columns-repeated="4"/>
          <table:table-cell table:formula="of:=SUM([.K2:.K7])" office:value-type="float" office:value="425" calcext:value-type="float">
            <text:p>425</text:p>
          </table:table-cell>
          <table:table-cell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78" calcext:value-type="float">
            <text:p>78</text:p>
          </table:table-cell>
          <table:table-cell table:style-name="ce30" office:value-type="float" office:value="70" calcext:value-type="float">
            <text:p>70</text:p>
          </table:table-cell>
          <table:table-cell table:style-name="ce35" table:formula="of:=[.B9]+[.C9]" office:value-type="float" office:value="148" calcext:value-type="float">
            <text:p>148</text:p>
          </table:table-cell>
          <table:table-cell table:style-name="ce42" table:formula="of:=[.D9]/[.$D$12]" office:value-type="percentage" office:value="0.132497761862131" calcext:value-type="percentage">
            <text:p>13,2%</text:p>
          </table:table-cell>
          <table:table-cell table:style-name="ce48" table:formula="of:=[.F8]+[.E9]" office:value-type="percentage" office:value="0.822739480752014" calcext:value-type="percentage">
            <text:p>82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57" calcext:value-type="float">
            <text:p>57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formula="of:=[.B10]+[.C10]" office:value-type="float" office:value="96" calcext:value-type="float">
            <text:p>96</text:p>
          </table:table-cell>
          <table:table-cell table:style-name="ce42" table:formula="of:=[.D10]/[.$D$12]" office:value-type="percentage" office:value="0.0859444941808416" calcext:value-type="percentage">
            <text:p>8,6%</text:p>
          </table:table-cell>
          <table:table-cell table:style-name="ce48" table:formula="of:=[.F9]+[.E10]" office:value-type="percentage" office:value="0.908683974932856" calcext:value-type="percentage">
            <text:p>91 %</text:p>
          </table:table-cell>
          <table:table-cell table:number-columns-repeated="5"/>
          <table:table-cell table:style-name="ce109" table:formula="of:=957/(1171-77)" office:value-type="percentage" office:value="0.874771480804388" calcext:value-type="percentage">
            <text:p>87 %</text:p>
          </table:table-cell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37" calcext:value-type="float">
            <text:p>37</text:p>
          </table:table-cell>
          <table:table-cell table:style-name="ce30" office:value-type="float" office:value="65" calcext:value-type="float">
            <text:p>65</text:p>
          </table:table-cell>
          <table:table-cell table:style-name="ce35" table:formula="of:=[.B11]+[.C11]" office:value-type="float" office:value="102" calcext:value-type="float">
            <text:p>102</text:p>
          </table:table-cell>
          <table:table-cell table:style-name="ce43" table:formula="of:=[.D11]/[.$D$12]" office:value-type="percentage" office:value="0.0913160250671441" calcext:value-type="percentage">
            <text:p>9,1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575" calcext:value-type="float">
            <text:p>575</text:p>
          </table:table-cell>
          <table:table-cell table:style-name="ce21" table:formula="of:=SUM([.C3:.C11])" office:value-type="float" office:value="542" calcext:value-type="float">
            <text:p>542</text:p>
          </table:table-cell>
          <table:table-cell table:style-name="ce36" table:formula="of:=SUM([.D3:.D11])" office:value-type="float" office:value="1117" calcext:value-type="float">
            <text:p>1.117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22" table:formula="of:=[.B12]/[.D12]" office:value-type="percentage" office:value="0.514771709937332" calcext:value-type="percentage">
            <text:p>51 %</text:p>
          </table:table-cell>
          <table:table-cell table:style-name="ce22" table:formula="of:=[.C12]/[.D12]" office:value-type="percentage" office:value="0.485228290062668" calcext:value-type="percentage">
            <text:p>49 %</text:p>
          </table:table-cell>
          <table:table-cell table:style-name="ce37"/>
          <table:table-cell table:number-columns-repeated="8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7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7"/>
        </table:table-row>
        <table:table-row table:style-name="ro1">
          <table:table-cell table:style-name="ce1" office:value-type="string" calcext:value-type="string">
            <text:p>Distribución por provincias: en 21 casos confirmads no ha sido posible identificar la provincia de procedencia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3"/>
          <table:table-cell table:number-columns-repeated="3"/>
        </table:table-row>
        <table:table-row table:style-name="ro2">
          <table:table-cell table:style-name="ce8" office:value-type="float" office:value="268" calcext:value-type="float">
            <text:p>268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779" calcext:value-type="float">
            <text:p>779</text:p>
          </table:table-cell>
          <table:table-cell table:style-name="ce38" office:value-type="float" office:value="33" calcext:value-type="float">
            <text:p>33</text:p>
          </table:table-cell>
          <table:table-cell table:style-name="ce45" table:formula="of:=SUM([.A18:.D18])" office:value-type="float" office:value="1171" calcext:value-type="float">
            <text:p>1.171</text:p>
          </table:table-cell>
          <table:table-cell/>
          <table:table-cell table:style-name="ce69" office:value-type="percentage" office:value="0.03" calcext:value-type="percentage" table:number-columns-spanned="3" table:number-rows-spanned="1">
            <text:p>3,00 %</text:p>
          </table:table-cell>
          <table:covered-table-cell table:style-name="ce87"/>
          <table:covered-table-cell table:style-name="ce104"/>
          <table:table-cell table:number-columns-repeated="3"/>
        </table:table-row>
        <table:table-row table:style-name="ro2">
          <table:table-cell table:style-name="ce9" table:formula="of:=[.A18]/[.$E$18]" office:value-type="percentage" office:value="0.228864218616567" calcext:value-type="percentage">
            <text:p>22,9%</text:p>
          </table:table-cell>
          <table:table-cell table:style-name="ce9" table:formula="of:=[.B18]/[.$E$18]" office:value-type="percentage" office:value="0.0777113578138343" calcext:value-type="percentage">
            <text:p>7,8%</text:p>
          </table:table-cell>
          <table:table-cell table:style-name="ce9" table:formula="of:=[.C18]/[.$E$18]" office:value-type="percentage" office:value="0.665243381725021" calcext:value-type="percentage">
            <text:p>66,5%</text:p>
          </table:table-cell>
          <table:table-cell table:style-name="ce9" table:formula="of:=[.D18]/[.$E$18]" office:value-type="percentage" office:value="0.0281810418445773" calcext:value-type="percentage">
            <text:p>2,8%</text:p>
          </table:table-cell>
          <table:table-cell table:style-name="ce24"/>
          <table:table-cell table:number-columns-repeated="7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3"/>
          <table:table-cell table:number-columns-repeated="3"/>
        </table:table-row>
        <table:table-row table:style-name="ro2">
          <table:table-cell table:style-name="ce10" office:value-type="string" calcext:value-type="string">
            <text:p>Distribución por síntomas: en 17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.5" calcext:value-type="float" table:number-columns-spanned="3" table:number-rows-spanned="1">
            <text:p>12,50</text:p>
          </table:table-cell>
          <table:covered-table-cell table:style-name="ce88"/>
          <table:covered-table-cell table:style-name="ce105"/>
          <table:table-cell table:number-columns-repeated="3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607" calcext:value-type="float">
            <text:p>607</text:p>
          </table:table-cell>
          <table:table-cell table:style-name="ce31" table:formula="of:=[.B22]/([.B22]+[.B23])" office:value-type="percentage" office:value="0.522825150732127" calcext:value-type="percentage">
            <text:p>52 %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554" calcext:value-type="float">
            <text:p>554</text:p>
          </table:table-cell>
          <table:table-cell table:style-name="ce32" table:formula="of:=[.B23]/([.B22]+[.B23])" office:value-type="percentage" office:value="0.477174849267873" calcext:value-type="percentage">
            <text:p>48 %</text:p>
          </table:table-cell>
          <table:table-cell table:number-columns-repeated="9"/>
        </table:table-row>
        <table:table-row table:style-name="ro3" table:number-rows-repeated="2">
          <table:table-cell table:number-columns-repeated="12"/>
        </table:table-row>
        <table:table-row table:style-name="ro2">
          <table:table-cell table:style-name="ce10" office:value-type="string" calcext:value-type="string">
            <text:p>Distribución por Zona Básica de Salud (ZBS): en 83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83 casos confirmado no ha sido posible identificar el sector sanitario.</text:p>
          </table:table-cell>
          <table:table-cell table:number-columns-repeated="6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47" calcext:value-type="float">
            <text:p>47</text:p>
          </table:table-cell>
          <table:table-cell table:style-name="ce33" table:formula="of:=[.B28]/[.$B$132]" office:value-type="percentage" office:value="0.040136635354398" calcext:value-type="percentage">
            <text:p>4,01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1" office:value-type="float" office:value="294" calcext:value-type="float">
            <text:p>294</text:p>
          </table:table-cell>
          <table:table-cell table:style-name="ce89" table:formula="of:=[.G28]/[.$E$18]" office:value-type="percentage" office:value="0.251067463706234" calcext:value-type="percentage">
            <text:p>25,11 %</text:p>
          </table:table-cell>
          <table:table-cell table:style-name="ce106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36" calcext:value-type="float">
            <text:p>36</text:p>
          </table:table-cell>
          <table:table-cell table:style-name="ce33" table:formula="of:=[.B29]/[.$B$132]" office:value-type="percentage" office:value="0.0307429547395389" calcext:value-type="percentage">
            <text:p>3,07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II</text:p>
          </table:table-cell>
          <table:table-cell table:style-name="ce72" office:value-type="float" office:value="238" calcext:value-type="float">
            <text:p>238</text:p>
          </table:table-cell>
          <table:table-cell table:style-name="ce90" table:formula="of:=[.G29]/[.$E$18]" office:value-type="percentage" office:value="0.203245089666951" calcext:value-type="percentage">
            <text:p>20,32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32" calcext:value-type="float">
            <text:p>32</text:p>
          </table:table-cell>
          <table:table-cell table:style-name="ce33" table:formula="of:=[.B30]/[.$B$132]" office:value-type="percentage" office:value="0.0273270708795901" calcext:value-type="percentage">
            <text:p>2,73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HUESCA</text:p>
          </table:table-cell>
          <table:table-cell table:style-name="ce73" office:value-type="float" office:value="157" calcext:value-type="float">
            <text:p>157</text:p>
          </table:table-cell>
          <table:table-cell table:style-name="ce91" table:formula="of:=[.G30]/[.$E$18]" office:value-type="percentage" office:value="0.134073441502989" calcext:value-type="percentage">
            <text:p>13,41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30" calcext:value-type="float">
            <text:p>30</text:p>
          </table:table-cell>
          <table:table-cell table:style-name="ce33" table:formula="of:=[.B31]/[.$B$132]" office:value-type="percentage" office:value="0.0256191289496157" calcext:value-type="percentage">
            <text:p>2,56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ZARAGOZA I</text:p>
          </table:table-cell>
          <table:table-cell table:style-name="ce74" office:value-type="float" office:value="140" calcext:value-type="float">
            <text:p>140</text:p>
          </table:table-cell>
          <table:table-cell table:style-name="ce92" table:formula="of:=[.G31]/[.$E$18]" office:value-type="percentage" office:value="0.119555935098207" calcext:value-type="percentage">
            <text:p>11,96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2]/[.$B$132]" office:value-type="percentage" office:value="0.0239111870196413" calcext:value-type="percentage">
            <text:p>2,39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BARBASTRO</text:p>
          </table:table-cell>
          <table:table-cell table:style-name="ce75" office:value-type="float" office:value="127" calcext:value-type="float">
            <text:p>127</text:p>
          </table:table-cell>
          <table:table-cell table:style-name="ce93" table:formula="of:=[.G32]/[.$E$18]" office:value-type="percentage" office:value="0.108454312553373" calcext:value-type="percentage">
            <text:p>10,85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3]/[.$B$132]" office:value-type="percentage" office:value="0.0239111870196413" calcext:value-type="percentage">
            <text:p>2,39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76" office:value-type="float" office:value="53" calcext:value-type="float">
            <text:p>53</text:p>
          </table:table-cell>
          <table:table-cell table:style-name="ce94" table:formula="of:=[.G33]/[.$E$18]" office:value-type="percentage" office:value="0.0452604611443211" calcext:value-type="percentage">
            <text:p>4,53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4]/[.$B$132]" office:value-type="percentage" office:value="0.022203245089667" calcext:value-type="percentage">
            <text:p>2,22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ALCAÑIZ</text:p>
          </table:table-cell>
          <table:table-cell table:style-name="ce77" office:value-type="float" office:value="44" calcext:value-type="float">
            <text:p>44</text:p>
          </table:table-cell>
          <table:table-cell table:style-name="ce95" table:formula="of:=[.G34]/[.$E$18]" office:value-type="percentage" office:value="0.0375747224594364" calcext:value-type="percentage">
            <text:p>3,76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5]/[.$B$132]" office:value-type="percentage" office:value="0.022203245089667" calcext:value-type="percentage">
            <text:p>2,22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CALATAYUD</text:p>
          </table:table-cell>
          <table:table-cell table:style-name="ce78" office:value-type="float" office:value="35" calcext:value-type="float">
            <text:p>35</text:p>
          </table:table-cell>
          <table:table-cell table:style-name="ce96" table:formula="of:=[.G35]/[.$E$18]" office:value-type="percentage" office:value="0.0298889837745517" calcext:value-type="percentage">
            <text:p>2,99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6]/[.$B$132]" office:value-type="percentage" office:value="0.0213492741246798" calcext:value-type="percentage">
            <text:p>2,13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83" calcext:value-type="float">
            <text:p>83</text:p>
          </table:table-cell>
          <table:table-cell table:style-name="ce97" table:formula="of:=[.G36]/[.$E$18]" office:value-type="percentage" office:value="0.0708795900939368" calcext:value-type="percentage">
            <text:p>7,09 %</text:p>
          </table:table-cell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7]/[.$B$132]" office:value-type="percentage" office:value="0.0213492741246798" calcext:value-type="percentage">
            <text:p>2,13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1171" calcext:value-type="float">
            <text:p>1.171</text:p>
          </table:table-cell>
          <table:table-cell table:style-name="ce98"/>
          <table:table-cell table:style-name="ce107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8]/[.$B$132]" office:value-type="percentage" office:value="0.0196413321947054" calcext:value-type="percentage">
            <text:p>1,96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9]/[.$B$132]" office:value-type="percentage" office:value="0.0196413321947054" calcext:value-type="percentage">
            <text:p>1,96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0]/[.$B$132]" office:value-type="percentage" office:value="0.0187873612297182" calcext:value-type="percentage">
            <text:p>1,88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8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1]/[.$B$132]" office:value-type="percentage" office:value="0.0162254483347566" calcext:value-type="percentage">
            <text:p>1,62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2]/[.$B$132]" office:value-type="percentage" office:value="0.0153714773697694" calcext:value-type="percentage">
            <text:p>1,54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3]/[.$B$132]" office:value-type="percentage" office:value="0.0153714773697694" calcext:value-type="percentage">
            <text:p>1,54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4]/[.$B$132]" office:value-type="percentage" office:value="0.0145175064047822" calcext:value-type="percentage">
            <text:p>1,45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527" calcext:value-type="float">
            <text:p>527</text:p>
          </table:table-cell>
          <table:table-cell table:style-name="ce99" table:formula="of:=[.G44]/[.$B$132]" office:value-type="percentage" office:value="0.450042698548249" calcext:value-type="percentage">
            <text:p>45,00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5]/[.$B$132]" office:value-type="percentage" office:value="0.0145175064047822" calcext:value-type="percentage">
            <text:p>1,45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Huesca</text:p>
          </table:table-cell>
          <table:table-cell table:style-name="ce82" office:value-type="float" office:value="72" calcext:value-type="float">
            <text:p>72</text:p>
          </table:table-cell>
          <table:table-cell table:style-name="ce100" table:formula="of:=[.G45]/[.$B$132]" office:value-type="percentage" office:value="0.0614859094790777" calcext:value-type="percentage">
            <text:p>6,15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6]/[.$B$132]" office:value-type="percentage" office:value="0.0145175064047822" calcext:value-type="percentage">
            <text:p>1,45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3" office:value-type="float" office:value="47" calcext:value-type="float">
            <text:p>47</text:p>
          </table:table-cell>
          <table:table-cell table:style-name="ce101" table:formula="of:=[.G46]/[.$B$132]" office:value-type="percentage" office:value="0.040136635354398" calcext:value-type="percentage">
            <text:p>4,01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7]/[.$B$132]" office:value-type="percentage" office:value="0.013663535439795" calcext:value-type="percentage">
            <text:p>1,37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Jaca</text:p>
          </table:table-cell>
          <table:table-cell table:style-name="ce82" office:value-type="float" office:value="37" calcext:value-type="float">
            <text:p>37</text:p>
          </table:table-cell>
          <table:table-cell table:style-name="ce100" table:formula="of:=[.G47]/[.$B$132]" office:value-type="percentage" office:value="0.031596925704526" calcext:value-type="percentage">
            <text:p>3,16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8]/[.$B$132]" office:value-type="percentage" office:value="0.013663535439795" calcext:value-type="percentage">
            <text:p>1,37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Teruel</text:p>
          </table:table-cell>
          <table:table-cell table:style-name="ce83" office:value-type="float" office:value="36" calcext:value-type="float">
            <text:p>36</text:p>
          </table:table-cell>
          <table:table-cell table:style-name="ce101" table:formula="of:=[.G48]/[.$B$132]" office:value-type="percentage" office:value="0.0307429547395389" calcext:value-type="percentage">
            <text:p>3,0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9]/[.$B$132]" office:value-type="percentage" office:value="0.013663535439795" calcext:value-type="percentage">
            <text:p>1,37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Monzón</text:p>
          </table:table-cell>
          <table:table-cell table:style-name="ce82" office:value-type="float" office:value="15" calcext:value-type="float">
            <text:p>15</text:p>
          </table:table-cell>
          <table:table-cell table:style-name="ce100" table:formula="of:=[.G49]/[.$B$132]" office:value-type="percentage" office:value="0.0128095644748079" calcext:value-type="percentage">
            <text:p>1,28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0]/[.$B$132]" office:value-type="percentage" office:value="0.013663535439795" calcext:value-type="percentage">
            <text:p>1,37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Calatayud</text:p>
          </table:table-cell>
          <table:table-cell table:style-name="ce83" office:value-type="float" office:value="12" calcext:value-type="float">
            <text:p>12</text:p>
          </table:table-cell>
          <table:table-cell table:style-name="ce101" table:formula="of:=[.G50]/[.$B$132]" office:value-type="percentage" office:value="0.0102476515798463" calcext:value-type="percentage">
            <text:p>1,02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1]/[.$B$132]" office:value-type="percentage" office:value="0.013663535439795" calcext:value-type="percentage">
            <text:p>1,37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Cuarte de Huerva</text:p>
          </table:table-cell>
          <table:table-cell table:style-name="ce82" office:value-type="float" office:value="11" calcext:value-type="float">
            <text:p>11</text:p>
          </table:table-cell>
          <table:table-cell table:style-name="ce100" table:formula="of:=[.G51]/[.$B$132]" office:value-type="percentage" office:value="0.00939368061485909" calcext:value-type="percentage">
            <text:p>0,94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2]/[.$B$132]" office:value-type="percentage" office:value="0.013663535439795" calcext:value-type="percentage">
            <text:p>1,37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Utebo</text:p>
          </table:table-cell>
          <table:table-cell table:style-name="ce83" office:value-type="float" office:value="9" calcext:value-type="float">
            <text:p>9</text:p>
          </table:table-cell>
          <table:table-cell table:style-name="ce101" table:formula="of:=[.G52]/[.$B$132]" office:value-type="percentage" office:value="0.00768573868488471" calcext:value-type="percentage">
            <text:p>0,7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3]/[.$B$132]" office:value-type="percentage" office:value="0.013663535439795" calcext:value-type="percentage">
            <text:p>1,37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Fraga</text:p>
          </table:table-cell>
          <table:table-cell table:style-name="ce82" office:value-type="float" office:value="9" calcext:value-type="float">
            <text:p>9</text:p>
          </table:table-cell>
          <table:table-cell table:style-name="ce100" table:formula="of:=[.G53]/[.$B$132]" office:value-type="percentage" office:value="0.00768573868488471" calcext:value-type="percentage">
            <text:p>0,7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4]/[.$B$132]" office:value-type="percentage" office:value="0.0128095644748079" calcext:value-type="percentage">
            <text:p>1,28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Tarazona</text:p>
          </table:table-cell>
          <table:table-cell table:style-name="ce83" office:value-type="float" office:value="6" calcext:value-type="float">
            <text:p>6</text:p>
          </table:table-cell>
          <table:table-cell table:style-name="ce101" table:formula="of:=[.G54]/[.$B$132]" office:value-type="percentage" office:value="0.00512382578992314" calcext:value-type="percentage">
            <text:p>0,51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5]/[.$B$132]" office:value-type="percentage" office:value="0.0128095644748079" calcext:value-type="percentage">
            <text:p>1,28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Alcañiz</text:p>
          </table:table-cell>
          <table:table-cell table:style-name="ce82" office:value-type="float" office:value="3" calcext:value-type="float">
            <text:p>3</text:p>
          </table:table-cell>
          <table:table-cell table:style-name="ce100" table:formula="of:=[.G55]/[.$B$132]" office:value-type="percentage" office:value="0.00256191289496157" calcext:value-type="percentage">
            <text:p>0,26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6]/[.$B$132]" office:value-type="percentage" office:value="0.0128095644748079" calcext:value-type="percentage">
            <text:p>1,28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Ejea de los Caballeros</text:p>
          </table:table-cell>
          <table:table-cell table:style-name="ce83" office:value-type="float" office:value="3" calcext:value-type="float">
            <text:p>3</text:p>
          </table:table-cell>
          <table:table-cell table:style-name="ce101" table:formula="of:=[.G56]/[.$B$132]" office:value-type="percentage" office:value="0.00256191289496157" calcext:value-type="percentage">
            <text:p>0,26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7]/[.$B$132]" office:value-type="percentage" office:value="0.0119555935098207" calcext:value-type="percentage">
            <text:p>1,20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787" calcext:value-type="float">
            <text:p>787</text:p>
          </table:table-cell>
          <table:table-cell table:style-name="ce102" table:formula="of:=[.G57]/[.B132]" office:value-type="percentage" office:value="0.672075149444919" calcext:value-type="percentage">
            <text:p>67,21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8]/[.$B$132]" office:value-type="percentage" office:value="0.0119555935098207" calcext:value-type="percentage">
            <text:p>1,20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9]/[.$B$132]" office:value-type="percentage" office:value="0.0119555935098207" calcext:value-type="percentage">
            <text:p>1,20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0]/[.$B$132]" office:value-type="percentage" office:value="0.0119555935098207" calcext:value-type="percentage">
            <text:p>1,20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1]/[.$B$132]" office:value-type="percentage" office:value="0.0119555935098207" calcext:value-type="percentage">
            <text:p>1,20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2]/[.$B$132]" office:value-type="percentage" office:value="0.0111016225448335" calcext:value-type="percentage">
            <text:p>1,11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3]/[.$B$132]" office:value-type="percentage" office:value="0.0111016225448335" calcext:value-type="percentage">
            <text:p>1,11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4]/[.$B$132]" office:value-type="percentage" office:value="0.0111016225448335" calcext:value-type="percentage">
            <text:p>1,11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5]/[.$B$132]" office:value-type="percentage" office:value="0.0111016225448335" calcext:value-type="percentage">
            <text:p>1,11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6]/[.$B$132]" office:value-type="percentage" office:value="0.0102476515798463" calcext:value-type="percentage">
            <text:p>1,02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7]/[.$B$132]" office:value-type="percentage" office:value="0.0102476515798463" calcext:value-type="percentage">
            <text:p>1,02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8]/[.$B$132]" office:value-type="percentage" office:value="0.0102476515798463" calcext:value-type="percentage">
            <text:p>1,02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9]/[.$B$132]" office:value-type="percentage" office:value="0.00939368061485909" calcext:value-type="percentage">
            <text:p>0,94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0]/[.$B$132]" office:value-type="percentage" office:value="0.00939368061485909" calcext:value-type="percentage">
            <text:p>0,94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1]/[.$B$132]" office:value-type="percentage" office:value="0.00939368061485909" calcext:value-type="percentage">
            <text:p>0,94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2]/[.$B$132]" office:value-type="percentage" office:value="0.00939368061485909" calcext:value-type="percentage">
            <text:p>0,94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3]/[.$B$132]" office:value-type="percentage" office:value="0.00939368061485909" calcext:value-type="percentage">
            <text:p>0,94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4]/[.$B$132]" office:value-type="percentage" office:value="0.00939368061485909" calcext:value-type="percentage">
            <text:p>0,94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5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5]/[.$B$132]" office:value-type="percentage" office:value="0.0085397096498719" calcext:value-type="percentage">
            <text:p>0,85 %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6]/[.$B$132]" office:value-type="percentage" office:value="0.0085397096498719" calcext:value-type="percentage">
            <text:p>0,85 %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7]/[.$B$132]" office:value-type="percentage" office:value="0.0085397096498719" calcext:value-type="percentage">
            <text:p>0,85 %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8]/[.$B$132]" office:value-type="percentage" office:value="0.0085397096498719" calcext:value-type="percentage">
            <text:p>0,85 %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9]/[.$B$132]" office:value-type="percentage" office:value="0.0085397096498719" calcext:value-type="percentage">
            <text:p>0,85 %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mudéva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0]/[.$B$132]" office:value-type="percentage" office:value="0.00768573868488471" calcext:value-type="percentage">
            <text:p>0,77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1]/[.$B$132]" office:value-type="percentage" office:value="0.00683176771989752" calcext:value-type="percentage">
            <text:p>0,68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2]/[.$B$132]" office:value-type="percentage" office:value="0.00597779675491033" calcext:value-type="percentage">
            <text:p>0,60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3]/[.$B$132]" office:value-type="percentage" office:value="0.00597779675491033" calcext:value-type="percentage">
            <text:p>0,60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4]/[.$B$132]" office:value-type="percentage" office:value="0.00597779675491033" calcext:value-type="percentage">
            <text:p>0,60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biñán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5]/[.$B$132]" office:value-type="percentage" office:value="0.00597779675491033" calcext:value-type="percentage">
            <text:p>0,60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Zuer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6]/[.$B$132]" office:value-type="percentage" office:value="0.00597779675491033" calcext:value-type="percentage">
            <text:p>0,60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biego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7]/[.$B$132]" office:value-type="percentage" office:value="0.00512382578992314" calcext:value-type="percentage">
            <text:p>0,51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8]/[.$B$132]" office:value-type="percentage" office:value="0.00512382578992314" calcext:value-type="percentage">
            <text:p>0,51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sp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9]/[.$B$132]" office:value-type="percentage" office:value="0.00512382578992314" calcext:value-type="percentage">
            <text:p>0,51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íja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0]/[.$B$132]" office:value-type="percentage" office:value="0.00512382578992314" calcext:value-type="percentage">
            <text:p>0,51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1]/[.$B$132]" office:value-type="percentage" office:value="0.00512382578992314" calcext:value-type="percentage">
            <text:p>0,51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2]/[.$B$132]" office:value-type="percentage" office:value="0.00426985482493595" calcext:value-type="percentage">
            <text:p>0,43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3]/[.$B$132]" office:value-type="percentage" office:value="0.00426985482493595" calcext:value-type="percentage">
            <text:p>0,43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4]/[.$B$132]" office:value-type="percentage" office:value="0.00426985482493595" calcext:value-type="percentage">
            <text:p>0,43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5]/[.$B$132]" office:value-type="percentage" office:value="0.00426985482493595" calcext:value-type="percentage">
            <text:p>0,43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riñe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6]/[.$B$132]" office:value-type="percentage" office:value="0.00426985482493595" calcext:value-type="percentage">
            <text:p>0,43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7]/[.$B$132]" office:value-type="percentage" office:value="0.00426985482493595" calcext:value-type="percentage">
            <text:p>0,43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8]/[.$B$132]" office:value-type="percentage" office:value="0.00426985482493595" calcext:value-type="percentage">
            <text:p>0,43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9]/[.$B$132]" office:value-type="percentage" office:value="0.00426985482493595" calcext:value-type="percentage">
            <text:p>0,43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0]/[.$B$132]" office:value-type="percentage" office:value="0.00341588385994876" calcext:value-type="percentage">
            <text:p>0,34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1]/[.$B$132]" office:value-type="percentage" office:value="0.00341588385994876" calcext:value-type="percentage">
            <text:p>0,34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2]/[.$B$132]" office:value-type="percentage" office:value="0.00256191289496157" calcext:value-type="percentage">
            <text:p>0,26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ujaraloz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3]/[.$B$132]" office:value-type="percentage" office:value="0.00256191289496157" calcext:value-type="percentage">
            <text:p>0,26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Monreal del Camp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4]/[.$B$132]" office:value-type="percentage" office:value="0.00256191289496157" calcext:value-type="percentage">
            <text:p>0,26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Utrilla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5]/[.$B$132]" office:value-type="percentage" office:value="0.00256191289496157" calcext:value-type="percentage">
            <text:p>0,26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6]/[.$B$132]" office:value-type="percentage" office:value="0.00256191289496157" calcext:value-type="percentage">
            <text:p>0,26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yerbe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32]" office:value-type="percentage" office:value="0.00170794192997438" calcext:value-type="percentage">
            <text:p>0,17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iescas-Valle De T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8]/[.$B$132]" office:value-type="percentage" office:value="0.00170794192997438" calcext:value-type="percentage">
            <text:p>0,17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aland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9]/[.$B$132]" office:value-type="percentage" office:value="0.00170794192997438" calcext:value-type="percentage">
            <text:p>0,17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astejon de So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0]/[.$B$132]" office:value-type="percentage" office:value="0.00170794192997438" calcext:value-type="percentage">
            <text:p>0,17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Daroc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1]/[.$B$132]" office:value-type="percentage" office:value="0.00170794192997438" calcext:value-type="percentage">
            <text:p>0,17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Grau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2]/[.$B$132]" office:value-type="percentage" office:value="0.00170794192997438" calcext:value-type="percentage">
            <text:p>0,17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aell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3]/[.$B$132]" office:value-type="percentage" office:value="0.00170794192997438" calcext:value-type="percentage">
            <text:p>0,17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ádab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4]/[.$B$132]" office:value-type="percentage" office:value="0.00170794192997438" calcext:value-type="percentage">
            <text:p>0,17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rrió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5]/[.$B$132]" office:value-type="percentage" office:value="0.00170794192997438" calcext:value-type="percentage">
            <text:p>0,17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ástag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6]/[.$B$132]" office:value-type="percentage" office:value="0.00170794192997438" calcext:value-type="percentage">
            <text:p>0,17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Villarroya de La Sierr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7]/[.$B$132]" office:value-type="percentage" office:value="0.00170794192997438" calcext:value-type="percentage">
            <text:p>0,17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barrací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32]" office:value-type="percentage" office:value="0.00085397096498719" calcext:value-type="percentage">
            <text:p>0,09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famb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32]" office:value-type="percentage" office:value="0.00085397096498719" calcext:value-type="percentage">
            <text:p>0,09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iag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32]" office:value-type="percentage" office:value="0.00085397096498719" calcext:value-type="percentage">
            <text:p>0,09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enabarr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32]" office:value-type="percentage" office:value="0.00085397096498719" calcext:value-type="percentage">
            <text:p>0,09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ampo de Belchi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32]" office:value-type="percentage" office:value="0.00085397096498719" calcext:value-type="percentage">
            <text:p>0,09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32]" office:value-type="percentage" office:value="0.00085397096498719" calcext:value-type="percentage">
            <text:p>0,09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32]" office:value-type="percentage" office:value="0.00085397096498719" calcext:value-type="percentage">
            <text:p>0,09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Ejea de los Caballer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5]/[.$B$132]" office:value-type="percentage" office:value="0.00085397096498719" calcext:value-type="percentage">
            <text:p>0,09 %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Lafortunad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6]/[.$B$132]" office:value-type="percentage" office:value="0.00085397096498719" calcext:value-type="percentage">
            <text:p>0,09 %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7]/[.$B$132]" office:value-type="percentage" office:value="0.00085397096498719" calcext:value-type="percentage">
            <text:p>0,09 %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unie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8]/[.$B$132]" office:value-type="percentage" office:value="0.00085397096498719" calcext:value-type="percentage">
            <text:p>0,09 %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Taus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9]/[.$B$132]" office:value-type="percentage" office:value="0.00085397096498719" calcext:value-type="percentage">
            <text:p>0,09 %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Villamayo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30]/[.$B$132]" office:value-type="percentage" office:value="0.00085397096498719" calcext:value-type="percentage">
            <text:p>0,09 %</text:p>
          </table:table-cell>
          <table:table-cell table:style-name="ce40" office:value-type="float" office:value="103" calcext:value-type="float">
            <text:p>10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83" calcext:value-type="float">
            <text:p>83</text:p>
          </table:table-cell>
          <table:table-cell table:style-name="ce34" table:formula="of:=[.B131]/[.$B$132]" office:value-type="percentage" office:value="0.0708795900939368" calcext:value-type="percentage">
            <text:p>7,09 %</text:p>
          </table:table-cell>
          <table:table-cell table:style-name="ce40"/>
          <table:table-cell table:number-columns-repeated="8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31])" office:value-type="float" office:value="1171" calcext:value-type="float">
            <text:p>1.171</text:p>
          </table:table-cell>
          <table:table-cell table:number-columns-repeated="10"/>
        </table:table-row>
        <table:table-row table:style-name="ro3" table:number-rows-repeated="1048443">
          <table:table-cell table:number-columns-repeated="12"/>
        </table:table-row>
        <table:table-row table:style-name="ro3">
          <table:table-cell table:number-columns-repeated="12"/>
        </table:table-row>
        <table:named-expressions>
          <table:named-range table:name="_xlnm._FilterDatabase" table:base-cell-address="$'20201028'.$A$1" table:cell-range-address="$'20201028'.$F$43:.$H$56"/>
        </table:named-expressions>
      </table:table>
      <table:named-expressions/>
      <table:database-ranges>
        <table:database-range table:name="__Anonymous_Sheet_DB__0" table:target-range-address="'20201028'.F43:'20201028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8" style:display-name="PageStyle_202010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9T16:14:18</dc:date>
    <meta:generator>LibreOffice/6.0.7.3$Linux_X86_64 LibreOffice_project/00m0$Build-3</meta:generator>
    <meta:document-statistic meta:table-count="1" meta:cell-count="603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